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62c" officeooo:paragraph-rsid="0015c62c"/>
    </style:style>
    <style:style style:name="P2" style:family="paragraph" style:parent-style-name="Standard" style:list-style-name="L1">
      <style:paragraph-properties>
        <style:tab-stops>
          <style:tab-stop style:position="6.1874in"/>
        </style:tab-stops>
      </style:paragraph-properties>
      <style:text-properties officeooo:rsid="0015c62c" officeooo:paragraph-rsid="0015c62c"/>
    </style:style>
    <style:style style:name="P3" style:family="paragraph" style:parent-style-name="Standard">
      <style:paragraph-properties fo:text-align="center" style:justify-single-word="false"/>
      <style:text-properties officeooo:rsid="0015c62c" officeooo:paragraph-rsid="0015c62c"/>
    </style:style>
    <style:style style:name="P4" style:family="paragraph" style:parent-style-name="Standard" style:list-style-name="L1">
      <style:paragraph-properties>
        <style:tab-stops>
          <style:tab-stop style:position="6.1874in"/>
        </style:tab-stops>
      </style:paragraph-properties>
      <style:text-properties officeooo:rsid="001664cd" officeooo:paragraph-rsid="001664cd"/>
    </style:style>
    <style:style style:name="P5" style:family="paragraph" style:parent-style-name="Standard" style:list-style-name="L1">
      <style:paragraph-properties>
        <style:tab-stops>
          <style:tab-stop style:position="6.1874in"/>
        </style:tab-stops>
      </style:paragraph-properties>
      <style:text-properties officeooo:rsid="001730f1" officeooo:paragraph-rsid="001730f1"/>
    </style:style>
    <style:style style:name="P6" style:family="paragraph" style:parent-style-name="Standard" style:list-style-name="L1">
      <style:paragraph-properties>
        <style:tab-stops>
          <style:tab-stop style:position="6.1874in"/>
        </style:tab-stops>
      </style:paragraph-properties>
      <style:text-properties officeooo:rsid="0017c0ba" officeooo:paragraph-rsid="0017c0ba"/>
    </style:style>
    <style:style style:name="P7" style:family="paragraph" style:parent-style-name="Standard">
      <style:paragraph-properties fo:text-align="center" style:justify-single-word="false"/>
      <style:text-properties officeooo:rsid="001b0177" officeooo:paragraph-rsid="001b0177"/>
    </style:style>
    <style:style style:name="T1" style:family="text">
      <style:text-properties officeooo:rsid="001664cd"/>
    </style:style>
    <style:style style:name="T2" style:family="text">
      <style:text-properties officeooo:rsid="0017c0ba"/>
    </style:style>
    <style:style style:name="T3" style:family="text">
      <style:text-properties officeooo:rsid="001925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t 1b: ROS Related Questions</text:p>
      <text:p text:style-name="P7">Arjun Bansal</text:p>
      <text:p text:style-name="P1"/>
      <text:list xml:id="list750895133" text:style-name="L1">
        <text:list-item>
          <text:p text:style-name="P2">What is ROS_DOMAIN_ID?</text:p>
          <text:list>
            <text:list-item>
              <text:p text:style-name="P2">Environment variable that defines a network partition for DDS Communications</text:p>
            </text:list-item>
          </text:list>
        </text:list-item>
        <text:list-item>
          <text:p text:style-name="P2">What is a Node?</text:p>
          <text:list>
            <text:list-item>
              <text:p text:style-name="P2">A Node i<text:span text:style-name="T1">s responsible for a single modular response in the Robot. A node can send and receive data from other nodes through topic, services, actions, or parameters</text:span></text:p>
            </text:list-item>
          </text:list>
        </text:list-item>
        <text:list-item>
          <text:p text:style-name="P4">What is a topic?</text:p>
          <text:list>
            <text:list-item>
              <text:p text:style-name="P4">A topic is a bus which connects nodes to exchange messages. A node can subscribe to topics to get topic data and also publish data to topics</text:p>
            </text:list-item>
          </text:list>
        </text:list-item>
        <text:list-item>
          <text:p text:style-name="P4">What is a message?</text:p>
          <text:list>
            <text:list-item>
              <text:p text:style-name="P4">A message is the data that is being exchanged between the nodes. Publishers and subscribers must send and receive the same type of message to communicate.</text:p>
            </text:list-item>
          </text:list>
        </text:list-item>
        <text:list-item>
          <text:p text:style-name="P4">What is a subscriber?</text:p>
          <text:list>
            <text:list-item>
              <text:p text:style-name="P4">A subscriber is a node which receives messages from a specific topic. For example if Node A receives data topic 1 then Node A is a subscriber to Topic 1.</text:p>
            </text:list-item>
            <text:list-item>
              <text:p text:style-name="P5">self.subscription = self.create_subscription(UInt64, ‘amazing_int’, magic_fun, <text:span text:style-name="T2">10)</text:span></text:p>
            </text:list-item>
          </text:list>
        </text:list-item>
        <text:list-item>
          <text:p text:style-name="P6">What is a publisher?</text:p>
          <text:list>
            <text:list-item>
              <text:p text:style-name="P6">Opposite of a subscriber. A node which sends messages to a topic. If Node A sends data to Topic 1 then Node A is a Publisher to Topic 1.</text:p>
            </text:list-item>
            <text:list-item>
              <text:p text:style-name="P6">self.publisher = self.create_publisher(Bool, ‘amazing_bool’, 10)</text:p>
            </text:list-item>
          </text:list>
        </text:list-item>
        <text:list-item>
          <text:p text:style-name="P6">A Node can have multiple publishers. Multiple topics can listen to the same node. A node can have multiple subscribers . A node can listen to multiple <text:span text:style-name="T3">topics.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4:34:14.016895745</meta:creation-date>
    <dc:date>2026-01-30T12:50:00.493560874</dc:date>
    <meta:editing-duration>PT4M4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34" meta:character-count="1310" meta:non-whitespace-character-count="1108"/>
  </office:meta>
</office:document-meta>
</file>